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13.513cm"/>
    </style:style>
    <style:style style:name="co3" style:family="table-column">
      <style:table-column-properties fo:break-before="auto" style:column-width="4.588cm"/>
    </style:style>
    <style:style style:name="co4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10033" number:language="en" number:country="IN" number:automatic-order="true">
      <number:day number:style="long"/>
      <number:text>/</number:text>
      <number:month number:textual="true"/>
    </number:date-style>
    <number:date-style style:name="N10037" number:language="en" number:country="IN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3">
      <style:table-cell-properties style:rotation-align="none"/>
    </style:style>
    <style:style style:name="ce2" style:family="table-cell" style:parent-style-name="Default" style:data-style-name="N10033"/>
    <style:style style:name="ce3" style:family="table-cell" style:parent-style-name="Default" style:data-style-name="N10037"/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DATE </text:p>
          </table:table-cell>
          <table:table-cell office:value-type="string">
            <text:p>ACTIVITY LIST (code/design)</text:p>
          </table:table-cell>
          <table:table-cell office:value-type="string">
            <text:p>TIME SP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14-01-13">
            <text:p>13/Jan</text:p>
          </table:table-cell>
          <table:table-cell office:value-type="string">
            <text:p>TA mentoring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14">
            <text:p>14/Jan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4-01-15">
            <text:p>15/Jan</text:p>
          </table:table-cell>
          <table:table-cell office:value-type="string">
            <text:p>Group formation</text:p>
          </table:table-cell>
          <table:table-cell office:value-type="string">
            <text:p>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16">
            <text:p>16/Jan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4-01-17">
            <text:p>17/Jan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4-01-18">
            <text:p>18/Jan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4-01-19">
            <text:p>19/Jan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4-01-20">
            <text:p>20/Jan</text:p>
          </table:table-cell>
          <table:table-cell office:value-type="string">
            <text:p>TA mentoring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21">
            <text:p>21/Jan</text:p>
          </table:table-cell>
          <table:table-cell office:value-type="string">
            <text:p>TA mentoring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22">
            <text:p>22/Jan</text:p>
          </table:table-cell>
          <table:table-cell office:value-type="string">
            <text:p>Installation of Apache Tomcat 7.0,Juno Eclipse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23">
            <text:p>23/Jan</text:p>
          </table:table-cell>
          <table:table-cell office:value-type="string">
            <text:p>Installation of JDK1.7,SQL Workbench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24">
            <text:p>24/Jan</text:p>
          </table:table-cell>
          <table:table-cell office:value-type="string">
            <text:p>Learning basic of JSP,Servlet</text:p>
          </table:table-cell>
          <table:table-cell office:value-type="string">
            <text:p>3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25">
            <text:p>25/Jan</text:p>
          </table:table-cell>
          <table:table-cell office:value-type="string">
            <text:p>Learning basic of Struts</text:p>
          </table:table-cell>
          <table:table-cell office:value-type="string">
            <text:p>3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26">
            <text:p>26/Jan</text:p>
          </table:table-cell>
          <table:table-cell office:value-type="string">
            <text:p>Learning Bookstore example</text:p>
          </table:table-cell>
          <table:table-cell office:value-type="string">
            <text:p>3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27">
            <text:p>27/Jan</text:p>
          </table:table-cell>
          <table:table-cell office:value-type="string">
            <text:p>Unit Test</text:p>
          </table:table-cell>
          <table:table-cell office:value-type="string">
            <text:p>2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28">
            <text:p>28/Jan</text:p>
          </table:table-cell>
          <table:table-cell office:value-type="string">
            <text:p>Learning JSP,Servlet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29">
            <text:p>29/Jan</text:p>
          </table:table-cell>
          <table:table-cell office:value-type="string">
            <text:p>Learning JSP,Servlet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30">
            <text:p>30/Jan</text:p>
          </table:table-cell>
          <table:table-cell office:value-type="string">
            <text:p>Learning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1-31">
            <text:p>31/Jan</text:p>
          </table:table-cell>
          <table:table-cell office:value-type="string">
            <text:p>Learning JSP,Servlet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01">
            <text:p>01/Feb</text:p>
          </table:table-cell>
          <table:table-cell office:value-type="string">
            <text:p>Learning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02">
            <text:p>02/Feb</text:p>
          </table:table-cell>
          <table:table-cell office:value-type="string">
            <text:p>Learning Struts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03">
            <text:p>03/Feb</text:p>
          </table:table-cell>
          <table:table-cell office:value-type="string">
            <text:p>Learning Struts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04">
            <text:p>04/Feb</text:p>
          </table:table-cell>
          <table:table-cell office:value-type="string">
            <text:p>Learning Struts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05">
            <text:p>05/Feb</text:p>
          </table:table-cell>
          <table:table-cell office:value-type="string">
            <text:p>Coding SIS system</text:p>
          </table:table-cell>
          <table:table-cell office:value-type="string">
            <text:p>2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06">
            <text:p>06/Feb</text:p>
          </table:table-cell>
          <table:table-cell office:value-type="string">
            <text:p>Learning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07">
            <text:p>07/Feb</text:p>
          </table:table-cell>
          <table:table-cell office:value-type="string">
            <text:p>Coding SIS system</text:p>
          </table:table-cell>
          <table:table-cell office:value-type="string">
            <text:p>2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08">
            <text:p>08/Feb</text:p>
          </table:table-cell>
          <table:table-cell office:value-type="string">
            <text:p>Learning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09">
            <text:p>09/Feb</text:p>
          </table:table-cell>
          <table:table-cell office:value-type="string">
            <text:p>Coding SIS system</text:p>
          </table:table-cell>
          <table:table-cell office:value-type="string">
            <text:p>2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0">
            <text:p>10/Feb</text:p>
          </table:table-cell>
          <table:table-cell office:value-type="string">
            <text:p>Coding SIS system</text:p>
          </table:table-cell>
          <table:table-cell office:value-type="string">
            <text:p>2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1">
            <text:p>11/Feb</text:p>
          </table:table-cell>
          <table:table-cell office:value-type="string">
            <text:p>Coding SIS system</text:p>
          </table:table-cell>
          <table:table-cell office:value-type="string">
            <text:p>2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2">
            <text:p>12/Feb</text:p>
          </table:table-cell>
          <table:table-cell office:value-type="string">
            <text:p>Coding SIS system</text:p>
          </table:table-cell>
          <table:table-cell office:value-type="string">
            <text:p>2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3">
            <text:p>13/Feb</text:p>
          </table:table-cell>
          <table:table-cell office:value-type="string">
            <text:p>Learning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4">
            <text:p>14/Feb</text:p>
          </table:table-cell>
          <table:table-cell office:value-type="string">
            <text:p>Coding SIS system</text:p>
          </table:table-cell>
          <table:table-cell office:value-type="string">
            <text:p>3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5">
            <text:p>15/Feb</text:p>
          </table:table-cell>
          <table:table-cell office:value-type="string">
            <text:p>Learning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6">
            <text:p>16/Feb</text:p>
          </table:table-cell>
          <table:table-cell office:value-type="string">
            <text:p>Coding SIS system</text:p>
          </table:table-cell>
          <table:table-cell office:value-type="string">
            <text:p>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7">
            <text:p>17/Feb</text:p>
          </table:table-cell>
          <table:table-cell office:value-type="string">
            <text:p>Coding SIS system</text:p>
          </table:table-cell>
          <table:table-cell office:value-type="string">
            <text:p>4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8">
            <text:p>18/Feb</text:p>
          </table:table-cell>
          <table:table-cell office:value-type="string">
            <text:p>Coding SIS system</text:p>
          </table:table-cell>
          <table:table-cell office:value-type="string">
            <text:p>4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19">
            <text:p>19/Feb</text:p>
          </table:table-cell>
          <table:table-cell office:value-type="string">
            <text:p>Coding SIS system</text:p>
          </table:table-cell>
          <table:table-cell office:value-type="string">
            <text:p>2.5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20">
            <text:p>20/Feb</text:p>
          </table:table-cell>
          <table:table-cell office:value-type="string">
            <text:p>TA mentoring</text:p>
          </table:table-cell>
          <table:table-cell table:style-name="ce1" office:value-type="string">
            <text:p>2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2-21">
            <text:p>21/Feb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2">
            <text:p>22/Feb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3">
            <text:p>23/Feb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4">
            <text:p>24/Feb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5">
            <text:p>25/Feb</text:p>
          </table:table-cell>
          <table:table-cell office:value-type="string">
            <text:p>Nothing.Exam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6">
            <text:p>26/Feb</text:p>
          </table:table-cell>
          <table:table-cell office:value-type="string">
            <text:p>Nothing.Exam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7">
            <text:p>27/Feb</text:p>
          </table:table-cell>
          <table:table-cell office:value-type="string">
            <text:p>Nothing.Exam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2-28">
            <text:p>28/Feb</text:p>
          </table:table-cell>
          <table:table-cell office:value-type="string">
            <text:p>TA mentoring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3-01">
            <text:p>01/Mar</text:p>
          </table:table-cell>
          <table:table-cell office:value-type="string">
            <text:p>Nothing.Exam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02">
            <text:p>02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03">
            <text:p>03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04">
            <text:p>04/Mar</text:p>
          </table:table-cell>
          <table:table-cell office:value-type="string">
            <text:p>DB design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3-05">
            <text:p>05/Mar</text:p>
          </table:table-cell>
          <table:table-cell table:style-name="ce4" office:value-type="string">
            <text:p>DB design</text:p>
          </table:table-cell>
          <table:table-cell office:value-type="string">
            <text:p>3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3-06">
            <text:p>06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07">
            <text:p>07/Mar</text:p>
          </table:table-cell>
          <table:table-cell office:value-type="string">
            <text:p>Nothing.Sports Fest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08">
            <text:p>08/Mar</text:p>
          </table:table-cell>
          <table:table-cell office:value-type="string">
            <text:p>Nothing.Sports Fest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09">
            <text:p>09/Mar</text:p>
          </table:table-cell>
          <table:table-cell office:value-type="string">
            <text:p>Nothing.Sports Fest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10">
            <text:p>10/Mar</text:p>
          </table:table-cell>
          <table:table-cell office:value-type="string">
            <text:p>DB Scripts</text:p>
          </table:table-cell>
          <table:table-cell office:value-type="string">
            <text:p>3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3-11">
            <text:p>11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12">
            <text:p>12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13">
            <text:p>13/Mar</text:p>
          </table:table-cell>
          <table:table-cell office:value-type="string">
            <text:p>Flow of Event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3-13">
            <text:p>13/Mar</text:p>
          </table:table-cell>
          <table:table-cell office:value-type="string">
            <text:p>Interaction Diagram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3-14">
            <text:p>14/Mar</text:p>
          </table:table-cell>
          <table:table-cell office:value-type="string">
            <text:p>Test Transactions of event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3-14">
            <text:p>14/Mar</text:p>
          </table:table-cell>
          <table:table-cell office:value-type="string">
            <text:p>Screenshots design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4-03-15">
            <text:p>15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16">
            <text:p>16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3-17">
            <text:p>17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3-18">
            <text:p>18/Mar</text:p>
          </table:table-cell>
          <table:table-cell office:value-type="string">
            <text:p>Modified the database design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19">
            <text:p>19/Mar</text:p>
          </table:table-cell>
          <table:table-cell office:value-type="string">
            <text:p>Start Implementing working of GUI for Place Order</text:p>
          </table:table-cell>
          <table:table-cell office:value-type="string">
            <text:p>3 h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20">
            <text:p>20/Mar</text:p>
          </table:table-cell>
          <table:table-cell office:value-type="string">
            <text:p>completed the GUI</text:p>
          </table:table-cell>
          <table:table-cell office:value-type="string">
            <text:p>1 h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21">
            <text:p>21/Mar</text:p>
          </table:table-cell>
          <table:table-cell office:value-type="string">
            <text:p>Worked on GUI of Payment Gateway</text:p>
          </table:table-cell>
          <table:table-cell office:value-type="string">
            <text:p>2.5 h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22">
            <text:p>22/Mar</text:p>
          </table:table-cell>
          <table:table-cell office:value-type="string">
            <text:p>Implmentation of DB connection for Place order</text:p>
          </table:table-cell>
          <table:table-cell office:value-type="string">
            <text:p>1.5 h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23">
            <text:p>23/Mar</text:p>
          </table:table-cell>
          <table:table-cell office:value-type="string">
            <text:p>Try to find Suitable jquery-Plugin for GUI </text:p>
          </table:table-cell>
          <table:table-cell office:value-type="string">
            <text:p>4 h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24">
            <text:p>24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3-25">
            <text:p>25/Mar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3-26">
            <text:p>26/Mar</text:p>
          </table:table-cell>
          <table:table-cell office:value-type="string">
            <text:p>Implmented the whole gui again in j-query plugin</text:p>
          </table:table-cell>
          <table:table-cell office:value-type="string">
            <text:p>2 hr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27">
            <text:p>27/Mar</text:p>
          </table:table-cell>
          <table:table-cell office:value-type="string">
            <text:p>Implmentation of DB connection for Place order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4-03-28">
            <text:p>28/Mar</text:p>
          </table:table-cell>
          <table:table-cell office:value-type="string">
            <text:p>Finalize the GUI</text:p>
          </table:table-cell>
          <table:table-cell office:value-type="string">
            <text:p>.5 hr</text:p>
          </table:table-cell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IN">
      <number:number number:min-integer-digits="1"/>
    </number:number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0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2" number:min-integer-digits="1" number:grouping="true"/>
    </number:number-style>
    <number:number-style style:name="N10112" number:language="en" number:country="IN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 style:data-style-name="N2" text:time-value="0000-00-00T15:10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y</meta:initial-creator>
    <dc:creator>nikhil </dc:creator>
    <meta:creation-date>2014-03-11T17:50:14</meta:creation-date>
    <dc:date>2014-03-29T15:31:23</dc:date>
    <meta:generator>LibreOffice/4.0.2.2$Linux_x86 LibreOffice_project/400m0$Build-2</meta:generator>
    <meta:editing-duration>PT5M9S</meta:editing-duration>
    <meta:editing-cycles>12</meta:editing-cycles>
    <meta:document-statistic meta:table-count="3" meta:cell-count="20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